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InEntry.CheckInEntry( String sessionId , String identity , long time , int version , boolean bac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InEntry.hasBac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Entry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